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04pt"/>
    </style:style>
    <style:style style:name="co2" style:family="table-column">
      <style:table-column-properties fo:break-before="auto" style:column-width="31.1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43.4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ize-asta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a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.354" calcext:value-type="float">
            <text:p>1.354</text:p>
          </table:table-cell>
          <table:table-cell office:value-type="float" office:value="41.993" calcext:value-type="float">
            <text:p>41.99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a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.278" calcext:value-type="float">
            <text:p>1.278</text:p>
          </table:table-cell>
          <table:table-cell office:value-type="float" office:value="41.993" calcext:value-type="float">
            <text:p>41.99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a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.265" calcext:value-type="float">
            <text:p>1.265</text:p>
          </table:table-cell>
          <table:table-cell office:value-type="float" office:value="41.993" calcext:value-type="float">
            <text:p>41.99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a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.328" calcext:value-type="float">
            <text:p>1.328</text:p>
          </table:table-cell>
          <table:table-cell office:value-type="float" office:value="41.993" calcext:value-type="float">
            <text:p>41.99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a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.296" calcext:value-type="float">
            <text:p>1.296</text:p>
          </table:table-cell>
          <table:table-cell office:value-type="float" office:value="41.993" calcext:value-type="float">
            <text:p>41.99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a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.347" calcext:value-type="float">
            <text:p>1.347</text:p>
          </table:table-cell>
          <table:table-cell office:value-type="float" office:value="41.993" calcext:value-type="float">
            <text:p>41.99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a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.25" calcext:value-type="float">
            <text:p>1.25</text:p>
          </table:table-cell>
          <table:table-cell office:value-type="float" office:value="41.993" calcext:value-type="float">
            <text:p>41.99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a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.254" calcext:value-type="float">
            <text:p>1.254</text:p>
          </table:table-cell>
          <table:table-cell office:value-type="float" office:value="41.993" calcext:value-type="float">
            <text:p>41.99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a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.296" calcext:value-type="float">
            <text:p>1.296</text:p>
          </table:table-cell>
          <table:table-cell office:value-type="float" office:value="41.993" calcext:value-type="float">
            <text:p>41.99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a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.297" calcext:value-type="float">
            <text:p>1.297</text:p>
          </table:table-cell>
          <table:table-cell office:value-type="float" office:value="41.993" calcext:value-type="float">
            <text:p>41.99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a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4.587" calcext:value-type="float">
            <text:p>4.587</text:p>
          </table:table-cell>
          <table:table-cell office:value-type="float" office:value="73.5685" calcext:value-type="float">
            <text:p>73.568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a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4.774" calcext:value-type="float">
            <text:p>4.774</text:p>
          </table:table-cell>
          <table:table-cell office:value-type="float" office:value="73.5685" calcext:value-type="float">
            <text:p>73.568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a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5.151" calcext:value-type="float">
            <text:p>5.151</text:p>
          </table:table-cell>
          <table:table-cell office:value-type="float" office:value="73.5685" calcext:value-type="float">
            <text:p>73.568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a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4.888" calcext:value-type="float">
            <text:p>4.888</text:p>
          </table:table-cell>
          <table:table-cell office:value-type="float" office:value="73.5685" calcext:value-type="float">
            <text:p>73.568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a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4.897" calcext:value-type="float">
            <text:p>4.897</text:p>
          </table:table-cell>
          <table:table-cell office:value-type="float" office:value="73.5685" calcext:value-type="float">
            <text:p>73.568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a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4.634" calcext:value-type="float">
            <text:p>4.634</text:p>
          </table:table-cell>
          <table:table-cell office:value-type="float" office:value="73.5685" calcext:value-type="float">
            <text:p>73.568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a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4.641" calcext:value-type="float">
            <text:p>4.641</text:p>
          </table:table-cell>
          <table:table-cell office:value-type="float" office:value="73.5685" calcext:value-type="float">
            <text:p>73.568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a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4.639" calcext:value-type="float">
            <text:p>4.639</text:p>
          </table:table-cell>
          <table:table-cell office:value-type="float" office:value="73.5685" calcext:value-type="float">
            <text:p>73.568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a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4.846" calcext:value-type="float">
            <text:p>4.846</text:p>
          </table:table-cell>
          <table:table-cell office:value-type="float" office:value="73.5685" calcext:value-type="float">
            <text:p>73.568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a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4.651" calcext:value-type="float">
            <text:p>4.651</text:p>
          </table:table-cell>
          <table:table-cell office:value-type="float" office:value="73.5685" calcext:value-type="float">
            <text:p>73.568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a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.751" calcext:value-type="float">
            <text:p>1.751</text:p>
          </table:table-cell>
          <table:table-cell office:value-type="float" office:value="71.9514" calcext:value-type="float">
            <text:p>71.951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a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.688" calcext:value-type="float">
            <text:p>1.688</text:p>
          </table:table-cell>
          <table:table-cell office:value-type="float" office:value="71.9514" calcext:value-type="float">
            <text:p>71.951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a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.635" calcext:value-type="float">
            <text:p>1.635</text:p>
          </table:table-cell>
          <table:table-cell office:value-type="float" office:value="71.9514" calcext:value-type="float">
            <text:p>71.951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a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.625" calcext:value-type="float">
            <text:p>1.625</text:p>
          </table:table-cell>
          <table:table-cell office:value-type="float" office:value="71.9514" calcext:value-type="float">
            <text:p>71.951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a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.756" calcext:value-type="float">
            <text:p>1.756</text:p>
          </table:table-cell>
          <table:table-cell office:value-type="float" office:value="71.9514" calcext:value-type="float">
            <text:p>71.951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a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.728" calcext:value-type="float">
            <text:p>1.728</text:p>
          </table:table-cell>
          <table:table-cell office:value-type="float" office:value="71.9514" calcext:value-type="float">
            <text:p>71.951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a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.677" calcext:value-type="float">
            <text:p>1.677</text:p>
          </table:table-cell>
          <table:table-cell office:value-type="float" office:value="71.9514" calcext:value-type="float">
            <text:p>71.951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a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.731" calcext:value-type="float">
            <text:p>1.731</text:p>
          </table:table-cell>
          <table:table-cell office:value-type="float" office:value="71.9514" calcext:value-type="float">
            <text:p>71.951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a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.752" calcext:value-type="float">
            <text:p>1.752</text:p>
          </table:table-cell>
          <table:table-cell office:value-type="float" office:value="71.9514" calcext:value-type="float">
            <text:p>71.951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a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.74" calcext:value-type="float">
            <text:p>1.74</text:p>
          </table:table-cell>
          <table:table-cell office:value-type="float" office:value="71.9514" calcext:value-type="float">
            <text:p>71.951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a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4.823" calcext:value-type="float">
            <text:p>4.823</text:p>
          </table:table-cell>
          <table:table-cell office:value-type="float" office:value="60.9109" calcext:value-type="float">
            <text:p>60.910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a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4.924" calcext:value-type="float">
            <text:p>4.924</text:p>
          </table:table-cell>
          <table:table-cell office:value-type="float" office:value="60.9109" calcext:value-type="float">
            <text:p>60.910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a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5.273" calcext:value-type="float">
            <text:p>5.273</text:p>
          </table:table-cell>
          <table:table-cell office:value-type="float" office:value="60.9109" calcext:value-type="float">
            <text:p>60.910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a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4.535" calcext:value-type="float">
            <text:p>4.535</text:p>
          </table:table-cell>
          <table:table-cell office:value-type="float" office:value="60.9109" calcext:value-type="float">
            <text:p>60.910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a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4.515" calcext:value-type="float">
            <text:p>4.515</text:p>
          </table:table-cell>
          <table:table-cell office:value-type="float" office:value="60.9109" calcext:value-type="float">
            <text:p>60.910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a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4.515" calcext:value-type="float">
            <text:p>4.515</text:p>
          </table:table-cell>
          <table:table-cell office:value-type="float" office:value="60.9109" calcext:value-type="float">
            <text:p>60.910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a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4.473" calcext:value-type="float">
            <text:p>4.473</text:p>
          </table:table-cell>
          <table:table-cell office:value-type="float" office:value="60.9109" calcext:value-type="float">
            <text:p>60.910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a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4.419" calcext:value-type="float">
            <text:p>4.419</text:p>
          </table:table-cell>
          <table:table-cell office:value-type="float" office:value="60.9109" calcext:value-type="float">
            <text:p>60.910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a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4.457" calcext:value-type="float">
            <text:p>4.457</text:p>
          </table:table-cell>
          <table:table-cell office:value-type="float" office:value="60.9109" calcext:value-type="float">
            <text:p>60.910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a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4.444" calcext:value-type="float">
            <text:p>4.444</text:p>
          </table:table-cell>
          <table:table-cell office:value-type="float" office:value="60.9109" calcext:value-type="float">
            <text:p>60.9109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a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.8" calcext:value-type="float">
            <text:p>3.8</text:p>
          </table:table-cell>
          <table:table-cell office:value-type="float" office:value="74.1918" calcext:value-type="float">
            <text:p>74.191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a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.748" calcext:value-type="float">
            <text:p>3.748</text:p>
          </table:table-cell>
          <table:table-cell office:value-type="float" office:value="74.1918" calcext:value-type="float">
            <text:p>74.191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a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.726" calcext:value-type="float">
            <text:p>3.726</text:p>
          </table:table-cell>
          <table:table-cell office:value-type="float" office:value="74.1918" calcext:value-type="float">
            <text:p>74.191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a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.753" calcext:value-type="float">
            <text:p>3.753</text:p>
          </table:table-cell>
          <table:table-cell office:value-type="float" office:value="74.1918" calcext:value-type="float">
            <text:p>74.191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a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.718" calcext:value-type="float">
            <text:p>3.718</text:p>
          </table:table-cell>
          <table:table-cell office:value-type="float" office:value="74.1918" calcext:value-type="float">
            <text:p>74.191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a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.738" calcext:value-type="float">
            <text:p>3.738</text:p>
          </table:table-cell>
          <table:table-cell office:value-type="float" office:value="74.1918" calcext:value-type="float">
            <text:p>74.191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a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.737" calcext:value-type="float">
            <text:p>3.737</text:p>
          </table:table-cell>
          <table:table-cell office:value-type="float" office:value="74.1918" calcext:value-type="float">
            <text:p>74.191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a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.707" calcext:value-type="float">
            <text:p>3.707</text:p>
          </table:table-cell>
          <table:table-cell office:value-type="float" office:value="74.1918" calcext:value-type="float">
            <text:p>74.191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a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.72" calcext:value-type="float">
            <text:p>3.72</text:p>
          </table:table-cell>
          <table:table-cell office:value-type="float" office:value="74.1918" calcext:value-type="float">
            <text:p>74.191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a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.799" calcext:value-type="float">
            <text:p>3.799</text:p>
          </table:table-cell>
          <table:table-cell office:value-type="float" office:value="74.1918" calcext:value-type="float">
            <text:p>74.1918</text:p>
          </table:table-cell>
        </table:table-row>
        <table:table-row table:style-name="ro1">
          <table:table-cell table:number-columns-repeated="6"/>
          <table:table-cell table:formula="of:=AVERAGE([.G1:.G58])" office:value-type="float" office:value="3.2316" calcext:value-type="float">
            <text:p>3.2316</text:p>
          </table:table-cell>
          <table:table-cell table:formula="of:=AVERAGE([.H1:.H58])" office:value-type="float" office:value="64.52312" calcext:value-type="float">
            <text:p>64.5231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a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71.343" calcext:value-type="float">
            <text:p>71.343</text:p>
          </table:table-cell>
          <table:table-cell office:value-type="float" office:value="377.94" calcext:value-type="float">
            <text:p>377.9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a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70.911" calcext:value-type="float">
            <text:p>70.911</text:p>
          </table:table-cell>
          <table:table-cell office:value-type="float" office:value="377.94" calcext:value-type="float">
            <text:p>377.9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a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69.874" calcext:value-type="float">
            <text:p>69.874</text:p>
          </table:table-cell>
          <table:table-cell office:value-type="float" office:value="377.94" calcext:value-type="float">
            <text:p>377.9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a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68.642" calcext:value-type="float">
            <text:p>68.642</text:p>
          </table:table-cell>
          <table:table-cell office:value-type="float" office:value="377.94" calcext:value-type="float">
            <text:p>377.9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a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70.2" calcext:value-type="float">
            <text:p>70.2</text:p>
          </table:table-cell>
          <table:table-cell office:value-type="float" office:value="377.94" calcext:value-type="float">
            <text:p>377.9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a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70.567" calcext:value-type="float">
            <text:p>70.567</text:p>
          </table:table-cell>
          <table:table-cell office:value-type="float" office:value="377.94" calcext:value-type="float">
            <text:p>377.9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a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69.164" calcext:value-type="float">
            <text:p>69.164</text:p>
          </table:table-cell>
          <table:table-cell office:value-type="float" office:value="377.94" calcext:value-type="float">
            <text:p>377.9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a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68.825" calcext:value-type="float">
            <text:p>68.825</text:p>
          </table:table-cell>
          <table:table-cell office:value-type="float" office:value="377.94" calcext:value-type="float">
            <text:p>377.9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a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68.412" calcext:value-type="float">
            <text:p>68.412</text:p>
          </table:table-cell>
          <table:table-cell office:value-type="float" office:value="377.94" calcext:value-type="float">
            <text:p>377.9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a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67.977" calcext:value-type="float">
            <text:p>67.977</text:p>
          </table:table-cell>
          <table:table-cell office:value-type="float" office:value="377.94" calcext:value-type="float">
            <text:p>377.9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a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68.955" calcext:value-type="float">
            <text:p>168.955</text:p>
          </table:table-cell>
          <table:table-cell office:value-type="float" office:value="431.811" calcext:value-type="float">
            <text:p>431.81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a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69.112" calcext:value-type="float">
            <text:p>169.112</text:p>
          </table:table-cell>
          <table:table-cell office:value-type="float" office:value="431.811" calcext:value-type="float">
            <text:p>431.81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a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67.142" calcext:value-type="float">
            <text:p>167.142</text:p>
          </table:table-cell>
          <table:table-cell office:value-type="float" office:value="431.811" calcext:value-type="float">
            <text:p>431.81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a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69.899" calcext:value-type="float">
            <text:p>169.899</text:p>
          </table:table-cell>
          <table:table-cell office:value-type="float" office:value="431.811" calcext:value-type="float">
            <text:p>431.81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a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71.512" calcext:value-type="float">
            <text:p>171.512</text:p>
          </table:table-cell>
          <table:table-cell office:value-type="float" office:value="431.811" calcext:value-type="float">
            <text:p>431.81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a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69.467" calcext:value-type="float">
            <text:p>169.467</text:p>
          </table:table-cell>
          <table:table-cell office:value-type="float" office:value="431.811" calcext:value-type="float">
            <text:p>431.81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a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68.085" calcext:value-type="float">
            <text:p>168.085</text:p>
          </table:table-cell>
          <table:table-cell office:value-type="float" office:value="431.811" calcext:value-type="float">
            <text:p>431.81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a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66.265" calcext:value-type="float">
            <text:p>166.265</text:p>
          </table:table-cell>
          <table:table-cell office:value-type="float" office:value="431.811" calcext:value-type="float">
            <text:p>431.81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a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71.218" calcext:value-type="float">
            <text:p>171.218</text:p>
          </table:table-cell>
          <table:table-cell office:value-type="float" office:value="431.811" calcext:value-type="float">
            <text:p>431.81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a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70.958" calcext:value-type="float">
            <text:p>170.958</text:p>
          </table:table-cell>
          <table:table-cell office:value-type="float" office:value="431.811" calcext:value-type="float">
            <text:p>431.81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a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3.636" calcext:value-type="float">
            <text:p>23.636</text:p>
          </table:table-cell>
          <table:table-cell office:value-type="float" office:value="190.695" calcext:value-type="float">
            <text:p>190.69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a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3.553" calcext:value-type="float">
            <text:p>23.553</text:p>
          </table:table-cell>
          <table:table-cell office:value-type="float" office:value="190.695" calcext:value-type="float">
            <text:p>190.69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a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4.128" calcext:value-type="float">
            <text:p>24.128</text:p>
          </table:table-cell>
          <table:table-cell office:value-type="float" office:value="190.695" calcext:value-type="float">
            <text:p>190.69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a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3.818" calcext:value-type="float">
            <text:p>23.818</text:p>
          </table:table-cell>
          <table:table-cell office:value-type="float" office:value="190.695" calcext:value-type="float">
            <text:p>190.69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a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3.569" calcext:value-type="float">
            <text:p>23.569</text:p>
          </table:table-cell>
          <table:table-cell office:value-type="float" office:value="190.695" calcext:value-type="float">
            <text:p>190.69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a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3.502" calcext:value-type="float">
            <text:p>23.502</text:p>
          </table:table-cell>
          <table:table-cell office:value-type="float" office:value="190.695" calcext:value-type="float">
            <text:p>190.69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a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4.294" calcext:value-type="float">
            <text:p>24.294</text:p>
          </table:table-cell>
          <table:table-cell office:value-type="float" office:value="190.695" calcext:value-type="float">
            <text:p>190.69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a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3.041" calcext:value-type="float">
            <text:p>23.041</text:p>
          </table:table-cell>
          <table:table-cell office:value-type="float" office:value="190.695" calcext:value-type="float">
            <text:p>190.69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a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2.932" calcext:value-type="float">
            <text:p>22.932</text:p>
          </table:table-cell>
          <table:table-cell office:value-type="float" office:value="190.695" calcext:value-type="float">
            <text:p>190.69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a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3.749" calcext:value-type="float">
            <text:p>23.749</text:p>
          </table:table-cell>
          <table:table-cell office:value-type="float" office:value="190.695" calcext:value-type="float">
            <text:p>190.69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a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61.021" calcext:value-type="float">
            <text:p>61.021</text:p>
          </table:table-cell>
          <table:table-cell office:value-type="float" office:value="251.211" calcext:value-type="float">
            <text:p>251.21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a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60.756" calcext:value-type="float">
            <text:p>60.756</text:p>
          </table:table-cell>
          <table:table-cell office:value-type="float" office:value="251.211" calcext:value-type="float">
            <text:p>251.21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a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60.124" calcext:value-type="float">
            <text:p>60.124</text:p>
          </table:table-cell>
          <table:table-cell office:value-type="float" office:value="251.211" calcext:value-type="float">
            <text:p>251.21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a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60.399" calcext:value-type="float">
            <text:p>60.399</text:p>
          </table:table-cell>
          <table:table-cell office:value-type="float" office:value="251.211" calcext:value-type="float">
            <text:p>251.21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a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59.646" calcext:value-type="float">
            <text:p>59.646</text:p>
          </table:table-cell>
          <table:table-cell office:value-type="float" office:value="251.211" calcext:value-type="float">
            <text:p>251.21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a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59.766" calcext:value-type="float">
            <text:p>59.766</text:p>
          </table:table-cell>
          <table:table-cell office:value-type="float" office:value="251.211" calcext:value-type="float">
            <text:p>251.21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a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59.149" calcext:value-type="float">
            <text:p>59.149</text:p>
          </table:table-cell>
          <table:table-cell office:value-type="float" office:value="251.211" calcext:value-type="float">
            <text:p>251.21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a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58.739" calcext:value-type="float">
            <text:p>58.739</text:p>
          </table:table-cell>
          <table:table-cell office:value-type="float" office:value="251.211" calcext:value-type="float">
            <text:p>251.21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a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4.606" calcext:value-type="float">
            <text:p>44.606</text:p>
          </table:table-cell>
          <table:table-cell office:value-type="float" office:value="251.211" calcext:value-type="float">
            <text:p>251.21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a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39.116" calcext:value-type="float">
            <text:p>39.116</text:p>
          </table:table-cell>
          <table:table-cell office:value-type="float" office:value="251.211" calcext:value-type="float">
            <text:p>251.21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a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52.098" calcext:value-type="float">
            <text:p>52.098</text:p>
          </table:table-cell>
          <table:table-cell office:value-type="float" office:value="257.231" calcext:value-type="float">
            <text:p>257.23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a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9.795" calcext:value-type="float">
            <text:p>49.795</text:p>
          </table:table-cell>
          <table:table-cell office:value-type="float" office:value="257.231" calcext:value-type="float">
            <text:p>257.23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a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9.213" calcext:value-type="float">
            <text:p>49.213</text:p>
          </table:table-cell>
          <table:table-cell office:value-type="float" office:value="257.231" calcext:value-type="float">
            <text:p>257.23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a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74.963" calcext:value-type="float">
            <text:p>74.963</text:p>
          </table:table-cell>
          <table:table-cell office:value-type="float" office:value="257.231" calcext:value-type="float">
            <text:p>257.23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a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78.015" calcext:value-type="float">
            <text:p>78.015</text:p>
          </table:table-cell>
          <table:table-cell office:value-type="float" office:value="257.231" calcext:value-type="float">
            <text:p>257.23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a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77.474" calcext:value-type="float">
            <text:p>77.474</text:p>
          </table:table-cell>
          <table:table-cell office:value-type="float" office:value="257.231" calcext:value-type="float">
            <text:p>257.23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a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77.775" calcext:value-type="float">
            <text:p>77.775</text:p>
          </table:table-cell>
          <table:table-cell office:value-type="float" office:value="257.231" calcext:value-type="float">
            <text:p>257.23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a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78.215" calcext:value-type="float">
            <text:p>78.215</text:p>
          </table:table-cell>
          <table:table-cell office:value-type="float" office:value="257.231" calcext:value-type="float">
            <text:p>257.23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a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77.527" calcext:value-type="float">
            <text:p>77.527</text:p>
          </table:table-cell>
          <table:table-cell office:value-type="float" office:value="257.231" calcext:value-type="float">
            <text:p>257.23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a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77.26" calcext:value-type="float">
            <text:p>77.26</text:p>
          </table:table-cell>
          <table:table-cell office:value-type="float" office:value="257.231" calcext:value-type="float">
            <text:p>257.231</text:p>
          </table:table-cell>
        </table:table-row>
        <table:table-row table:style-name="ro1">
          <table:table-cell table:number-columns-repeated="6"/>
          <table:table-cell table:formula="of:=AVERAGE([.G61:.G118])" office:value-type="float" office:value="77.60814" calcext:value-type="float">
            <text:p>77.60814</text:p>
          </table:table-cell>
          <table:table-cell table:formula="of:=AVERAGE([.H61:.H118])" office:value-type="float" office:value="301.7776" calcext:value-type="float">
            <text:p>301.777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a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09.259" calcext:value-type="float">
            <text:p>309.259</text:p>
          </table:table-cell>
          <table:table-cell office:value-type="float" office:value="542.658" calcext:value-type="float">
            <text:p>542.65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a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05.423" calcext:value-type="float">
            <text:p>305.423</text:p>
          </table:table-cell>
          <table:table-cell office:value-type="float" office:value="542.658" calcext:value-type="float">
            <text:p>542.65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a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00.932" calcext:value-type="float">
            <text:p>300.932</text:p>
          </table:table-cell>
          <table:table-cell office:value-type="float" office:value="542.658" calcext:value-type="float">
            <text:p>542.65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a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00.972" calcext:value-type="float">
            <text:p>300.972</text:p>
          </table:table-cell>
          <table:table-cell office:value-type="float" office:value="542.658" calcext:value-type="float">
            <text:p>542.65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a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01.84" calcext:value-type="float">
            <text:p>301.84</text:p>
          </table:table-cell>
          <table:table-cell office:value-type="float" office:value="542.658" calcext:value-type="float">
            <text:p>542.65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a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02.213" calcext:value-type="float">
            <text:p>302.213</text:p>
          </table:table-cell>
          <table:table-cell office:value-type="float" office:value="542.658" calcext:value-type="float">
            <text:p>542.65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a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281.203" calcext:value-type="float">
            <text:p>281.203</text:p>
          </table:table-cell>
          <table:table-cell office:value-type="float" office:value="542.658" calcext:value-type="float">
            <text:p>542.65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a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91.275" calcext:value-type="float">
            <text:p>191.275</text:p>
          </table:table-cell>
          <table:table-cell office:value-type="float" office:value="542.658" calcext:value-type="float">
            <text:p>542.65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a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89.759" calcext:value-type="float">
            <text:p>189.759</text:p>
          </table:table-cell>
          <table:table-cell office:value-type="float" office:value="542.658" calcext:value-type="float">
            <text:p>542.65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a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90.186" calcext:value-type="float">
            <text:p>190.186</text:p>
          </table:table-cell>
          <table:table-cell office:value-type="float" office:value="542.658" calcext:value-type="float">
            <text:p>542.65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a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82.748" calcext:value-type="float">
            <text:p>82.748</text:p>
          </table:table-cell>
          <table:table-cell office:value-type="float" office:value="418.076" calcext:value-type="float">
            <text:p>418.07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a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82.38" calcext:value-type="float">
            <text:p>82.38</text:p>
          </table:table-cell>
          <table:table-cell office:value-type="float" office:value="418.076" calcext:value-type="float">
            <text:p>418.07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a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82.717" calcext:value-type="float">
            <text:p>82.717</text:p>
          </table:table-cell>
          <table:table-cell office:value-type="float" office:value="418.076" calcext:value-type="float">
            <text:p>418.07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a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82.115" calcext:value-type="float">
            <text:p>82.115</text:p>
          </table:table-cell>
          <table:table-cell office:value-type="float" office:value="418.076" calcext:value-type="float">
            <text:p>418.07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a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82.463" calcext:value-type="float">
            <text:p>82.463</text:p>
          </table:table-cell>
          <table:table-cell office:value-type="float" office:value="418.076" calcext:value-type="float">
            <text:p>418.07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a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84.189" calcext:value-type="float">
            <text:p>84.189</text:p>
          </table:table-cell>
          <table:table-cell office:value-type="float" office:value="418.076" calcext:value-type="float">
            <text:p>418.07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a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82.54" calcext:value-type="float">
            <text:p>82.54</text:p>
          </table:table-cell>
          <table:table-cell office:value-type="float" office:value="418.076" calcext:value-type="float">
            <text:p>418.07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a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82.16" calcext:value-type="float">
            <text:p>82.16</text:p>
          </table:table-cell>
          <table:table-cell office:value-type="float" office:value="418.076" calcext:value-type="float">
            <text:p>418.07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a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82.927" calcext:value-type="float">
            <text:p>82.927</text:p>
          </table:table-cell>
          <table:table-cell office:value-type="float" office:value="418.076" calcext:value-type="float">
            <text:p>418.07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a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81.291" calcext:value-type="float">
            <text:p>81.291</text:p>
          </table:table-cell>
          <table:table-cell office:value-type="float" office:value="418.076" calcext:value-type="float">
            <text:p>418.07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a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9.678" calcext:value-type="float">
            <text:p>19.678</text:p>
          </table:table-cell>
          <table:table-cell office:value-type="float" office:value="281.277" calcext:value-type="float">
            <text:p>281.27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a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8.688" calcext:value-type="float">
            <text:p>18.688</text:p>
          </table:table-cell>
          <table:table-cell office:value-type="float" office:value="281.277" calcext:value-type="float">
            <text:p>281.27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a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8.765" calcext:value-type="float">
            <text:p>18.765</text:p>
          </table:table-cell>
          <table:table-cell office:value-type="float" office:value="281.277" calcext:value-type="float">
            <text:p>281.27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a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8.674" calcext:value-type="float">
            <text:p>18.674</text:p>
          </table:table-cell>
          <table:table-cell office:value-type="float" office:value="281.277" calcext:value-type="float">
            <text:p>281.27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a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8.821" calcext:value-type="float">
            <text:p>18.821</text:p>
          </table:table-cell>
          <table:table-cell office:value-type="float" office:value="281.277" calcext:value-type="float">
            <text:p>281.27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a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8.904" calcext:value-type="float">
            <text:p>18.904</text:p>
          </table:table-cell>
          <table:table-cell office:value-type="float" office:value="281.277" calcext:value-type="float">
            <text:p>281.27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a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8.783" calcext:value-type="float">
            <text:p>18.783</text:p>
          </table:table-cell>
          <table:table-cell office:value-type="float" office:value="281.277" calcext:value-type="float">
            <text:p>281.27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a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9.091" calcext:value-type="float">
            <text:p>19.091</text:p>
          </table:table-cell>
          <table:table-cell office:value-type="float" office:value="281.277" calcext:value-type="float">
            <text:p>281.27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a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8.954" calcext:value-type="float">
            <text:p>18.954</text:p>
          </table:table-cell>
          <table:table-cell office:value-type="float" office:value="281.277" calcext:value-type="float">
            <text:p>281.27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a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8.891" calcext:value-type="float">
            <text:p>18.891</text:p>
          </table:table-cell>
          <table:table-cell office:value-type="float" office:value="281.277" calcext:value-type="float">
            <text:p>281.277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a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35.481" calcext:value-type="float">
            <text:p>35.481</text:p>
          </table:table-cell>
          <table:table-cell office:value-type="float" office:value="277.526" calcext:value-type="float">
            <text:p>277.52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a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35.356" calcext:value-type="float">
            <text:p>35.356</text:p>
          </table:table-cell>
          <table:table-cell office:value-type="float" office:value="277.526" calcext:value-type="float">
            <text:p>277.52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a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35.674" calcext:value-type="float">
            <text:p>35.674</text:p>
          </table:table-cell>
          <table:table-cell office:value-type="float" office:value="277.526" calcext:value-type="float">
            <text:p>277.52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a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35.253" calcext:value-type="float">
            <text:p>35.253</text:p>
          </table:table-cell>
          <table:table-cell office:value-type="float" office:value="277.526" calcext:value-type="float">
            <text:p>277.52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a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35.193" calcext:value-type="float">
            <text:p>35.193</text:p>
          </table:table-cell>
          <table:table-cell office:value-type="float" office:value="277.526" calcext:value-type="float">
            <text:p>277.52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a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35.55" calcext:value-type="float">
            <text:p>35.55</text:p>
          </table:table-cell>
          <table:table-cell office:value-type="float" office:value="277.526" calcext:value-type="float">
            <text:p>277.52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a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35.908" calcext:value-type="float">
            <text:p>35.908</text:p>
          </table:table-cell>
          <table:table-cell office:value-type="float" office:value="277.526" calcext:value-type="float">
            <text:p>277.52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a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35.762" calcext:value-type="float">
            <text:p>35.762</text:p>
          </table:table-cell>
          <table:table-cell office:value-type="float" office:value="277.526" calcext:value-type="float">
            <text:p>277.52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a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36.321" calcext:value-type="float">
            <text:p>36.321</text:p>
          </table:table-cell>
          <table:table-cell office:value-type="float" office:value="277.526" calcext:value-type="float">
            <text:p>277.52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a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35.701" calcext:value-type="float">
            <text:p>35.701</text:p>
          </table:table-cell>
          <table:table-cell office:value-type="float" office:value="277.526" calcext:value-type="float">
            <text:p>277.52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a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54.402" calcext:value-type="float">
            <text:p>54.402</text:p>
          </table:table-cell>
          <table:table-cell office:value-type="float" office:value="271.555" calcext:value-type="float">
            <text:p>271.55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a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53.74" calcext:value-type="float">
            <text:p>53.74</text:p>
          </table:table-cell>
          <table:table-cell office:value-type="float" office:value="271.555" calcext:value-type="float">
            <text:p>271.55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a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53.413" calcext:value-type="float">
            <text:p>53.413</text:p>
          </table:table-cell>
          <table:table-cell office:value-type="float" office:value="271.555" calcext:value-type="float">
            <text:p>271.55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a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55.571" calcext:value-type="float">
            <text:p>55.571</text:p>
          </table:table-cell>
          <table:table-cell office:value-type="float" office:value="271.555" calcext:value-type="float">
            <text:p>271.55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a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53.694" calcext:value-type="float">
            <text:p>53.694</text:p>
          </table:table-cell>
          <table:table-cell office:value-type="float" office:value="271.555" calcext:value-type="float">
            <text:p>271.55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a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53.406" calcext:value-type="float">
            <text:p>53.406</text:p>
          </table:table-cell>
          <table:table-cell office:value-type="float" office:value="271.555" calcext:value-type="float">
            <text:p>271.55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a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54.058" calcext:value-type="float">
            <text:p>54.058</text:p>
          </table:table-cell>
          <table:table-cell office:value-type="float" office:value="271.555" calcext:value-type="float">
            <text:p>271.55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a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53.235" calcext:value-type="float">
            <text:p>53.235</text:p>
          </table:table-cell>
          <table:table-cell office:value-type="float" office:value="271.555" calcext:value-type="float">
            <text:p>271.55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a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53.171" calcext:value-type="float">
            <text:p>53.171</text:p>
          </table:table-cell>
          <table:table-cell office:value-type="float" office:value="271.555" calcext:value-type="float">
            <text:p>271.55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a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53.072" calcext:value-type="float">
            <text:p>53.072</text:p>
          </table:table-cell>
          <table:table-cell office:value-type="float" office:value="271.555" calcext:value-type="float">
            <text:p>271.555</text:p>
          </table:table-cell>
        </table:table-row>
        <table:table-row table:style-name="ro1">
          <table:table-cell table:number-columns-repeated="6"/>
          <table:table-cell table:formula="of:=AVERAGE([.G121:.G178])" office:value-type="float" office:value="91.63604" calcext:value-type="float">
            <text:p>91.63604</text:p>
          </table:table-cell>
          <table:table-cell table:formula="of:=AVERAGE([.H121:.H178])" office:value-type="float" office:value="358.2184" calcext:value-type="float">
            <text:p>358.218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a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114.23" calcext:value-type="float">
            <text:p>1114.23</text:p>
          </table:table-cell>
          <table:table-cell office:value-type="float" office:value="1470.14" calcext:value-type="float">
            <text:p>1470.1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a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096.33" calcext:value-type="float">
            <text:p>1096.33</text:p>
          </table:table-cell>
          <table:table-cell office:value-type="float" office:value="1470.14" calcext:value-type="float">
            <text:p>1470.1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a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067.92" calcext:value-type="float">
            <text:p>1067.92</text:p>
          </table:table-cell>
          <table:table-cell office:value-type="float" office:value="1470.14" calcext:value-type="float">
            <text:p>1470.1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a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058.25" calcext:value-type="float">
            <text:p>1058.25</text:p>
          </table:table-cell>
          <table:table-cell office:value-type="float" office:value="1470.14" calcext:value-type="float">
            <text:p>1470.1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a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078.67" calcext:value-type="float">
            <text:p>1078.67</text:p>
          </table:table-cell>
          <table:table-cell office:value-type="float" office:value="1470.14" calcext:value-type="float">
            <text:p>1470.1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a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163.27" calcext:value-type="float">
            <text:p>1163.27</text:p>
          </table:table-cell>
          <table:table-cell office:value-type="float" office:value="1470.14" calcext:value-type="float">
            <text:p>1470.1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a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113.54" calcext:value-type="float">
            <text:p>1113.54</text:p>
          </table:table-cell>
          <table:table-cell office:value-type="float" office:value="1470.14" calcext:value-type="float">
            <text:p>1470.1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a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118.88" calcext:value-type="float">
            <text:p>1118.88</text:p>
          </table:table-cell>
          <table:table-cell office:value-type="float" office:value="1470.14" calcext:value-type="float">
            <text:p>1470.1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a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105.36" calcext:value-type="float">
            <text:p>1105.36</text:p>
          </table:table-cell>
          <table:table-cell office:value-type="float" office:value="1470.14" calcext:value-type="float">
            <text:p>1470.1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a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092.51" calcext:value-type="float">
            <text:p>1092.51</text:p>
          </table:table-cell>
          <table:table-cell office:value-type="float" office:value="1470.14" calcext:value-type="float">
            <text:p>1470.1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a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129.63" calcext:value-type="float">
            <text:p>1129.63</text:p>
          </table:table-cell>
          <table:table-cell office:value-type="float" office:value="1564.23" calcext:value-type="float">
            <text:p>1564.2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a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135.45" calcext:value-type="float">
            <text:p>1135.45</text:p>
          </table:table-cell>
          <table:table-cell office:value-type="float" office:value="1564.23" calcext:value-type="float">
            <text:p>1564.2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a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133.15" calcext:value-type="float">
            <text:p>1133.15</text:p>
          </table:table-cell>
          <table:table-cell office:value-type="float" office:value="1564.23" calcext:value-type="float">
            <text:p>1564.2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a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135.74" calcext:value-type="float">
            <text:p>1135.74</text:p>
          </table:table-cell>
          <table:table-cell office:value-type="float" office:value="1564.23" calcext:value-type="float">
            <text:p>1564.2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a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135.92" calcext:value-type="float">
            <text:p>1135.92</text:p>
          </table:table-cell>
          <table:table-cell office:value-type="float" office:value="1564.23" calcext:value-type="float">
            <text:p>1564.2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a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133.32" calcext:value-type="float">
            <text:p>1133.32</text:p>
          </table:table-cell>
          <table:table-cell office:value-type="float" office:value="1564.23" calcext:value-type="float">
            <text:p>1564.2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a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144.81" calcext:value-type="float">
            <text:p>1144.81</text:p>
          </table:table-cell>
          <table:table-cell office:value-type="float" office:value="1564.23" calcext:value-type="float">
            <text:p>1564.2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a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129.37" calcext:value-type="float">
            <text:p>1129.37</text:p>
          </table:table-cell>
          <table:table-cell office:value-type="float" office:value="1564.23" calcext:value-type="float">
            <text:p>1564.2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a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131.57" calcext:value-type="float">
            <text:p>1131.57</text:p>
          </table:table-cell>
          <table:table-cell office:value-type="float" office:value="1564.23" calcext:value-type="float">
            <text:p>1564.2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a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139.42" calcext:value-type="float">
            <text:p>1139.42</text:p>
          </table:table-cell>
          <table:table-cell office:value-type="float" office:value="1564.23" calcext:value-type="float">
            <text:p>1564.2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a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137.69" calcext:value-type="float">
            <text:p>1137.69</text:p>
          </table:table-cell>
          <table:table-cell office:value-type="float" office:value="1520.2" calcext:value-type="float">
            <text:p>1520.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a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133.78" calcext:value-type="float">
            <text:p>1133.78</text:p>
          </table:table-cell>
          <table:table-cell office:value-type="float" office:value="1520.2" calcext:value-type="float">
            <text:p>1520.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a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109.31" calcext:value-type="float">
            <text:p>1109.31</text:p>
          </table:table-cell>
          <table:table-cell office:value-type="float" office:value="1520.2" calcext:value-type="float">
            <text:p>1520.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a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117.19" calcext:value-type="float">
            <text:p>1117.19</text:p>
          </table:table-cell>
          <table:table-cell office:value-type="float" office:value="1520.2" calcext:value-type="float">
            <text:p>1520.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a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113.49" calcext:value-type="float">
            <text:p>1113.49</text:p>
          </table:table-cell>
          <table:table-cell office:value-type="float" office:value="1520.2" calcext:value-type="float">
            <text:p>1520.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a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041.53" calcext:value-type="float">
            <text:p>1041.53</text:p>
          </table:table-cell>
          <table:table-cell office:value-type="float" office:value="1520.2" calcext:value-type="float">
            <text:p>1520.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a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037.12" calcext:value-type="float">
            <text:p>1037.12</text:p>
          </table:table-cell>
          <table:table-cell office:value-type="float" office:value="1520.2" calcext:value-type="float">
            <text:p>1520.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a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041.2" calcext:value-type="float">
            <text:p>1041.2</text:p>
          </table:table-cell>
          <table:table-cell office:value-type="float" office:value="1520.2" calcext:value-type="float">
            <text:p>1520.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a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039.43" calcext:value-type="float">
            <text:p>1039.43</text:p>
          </table:table-cell>
          <table:table-cell office:value-type="float" office:value="1520.2" calcext:value-type="float">
            <text:p>1520.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a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035.7" calcext:value-type="float">
            <text:p>1035.7</text:p>
          </table:table-cell>
          <table:table-cell office:value-type="float" office:value="1520.2" calcext:value-type="float">
            <text:p>1520.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a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2080.07" calcext:value-type="float">
            <text:p>2080.07</text:p>
          </table:table-cell>
          <table:table-cell office:value-type="float" office:value="2103.34" calcext:value-type="float">
            <text:p>2103.3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a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2117.69" calcext:value-type="float">
            <text:p>2117.69</text:p>
          </table:table-cell>
          <table:table-cell office:value-type="float" office:value="2103.34" calcext:value-type="float">
            <text:p>2103.3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a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2076.24" calcext:value-type="float">
            <text:p>2076.24</text:p>
          </table:table-cell>
          <table:table-cell office:value-type="float" office:value="2103.34" calcext:value-type="float">
            <text:p>2103.3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a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2080.77" calcext:value-type="float">
            <text:p>2080.77</text:p>
          </table:table-cell>
          <table:table-cell office:value-type="float" office:value="2103.34" calcext:value-type="float">
            <text:p>2103.3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a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2068.49" calcext:value-type="float">
            <text:p>2068.49</text:p>
          </table:table-cell>
          <table:table-cell office:value-type="float" office:value="2103.34" calcext:value-type="float">
            <text:p>2103.3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a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2078.08" calcext:value-type="float">
            <text:p>2078.08</text:p>
          </table:table-cell>
          <table:table-cell office:value-type="float" office:value="2103.34" calcext:value-type="float">
            <text:p>2103.3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a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2074.48" calcext:value-type="float">
            <text:p>2074.48</text:p>
          </table:table-cell>
          <table:table-cell office:value-type="float" office:value="2103.34" calcext:value-type="float">
            <text:p>2103.3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a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2068.78" calcext:value-type="float">
            <text:p>2068.78</text:p>
          </table:table-cell>
          <table:table-cell office:value-type="float" office:value="2103.34" calcext:value-type="float">
            <text:p>2103.3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a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2079.99" calcext:value-type="float">
            <text:p>2079.99</text:p>
          </table:table-cell>
          <table:table-cell office:value-type="float" office:value="2103.34" calcext:value-type="float">
            <text:p>2103.3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a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2085.12" calcext:value-type="float">
            <text:p>2085.12</text:p>
          </table:table-cell>
          <table:table-cell office:value-type="float" office:value="2103.34" calcext:value-type="float">
            <text:p>2103.3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a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263.99" calcext:value-type="float">
            <text:p>263.99</text:p>
          </table:table-cell>
          <table:table-cell office:value-type="float" office:value="604.585" calcext:value-type="float">
            <text:p>604.58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a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266.941" calcext:value-type="float">
            <text:p>266.941</text:p>
          </table:table-cell>
          <table:table-cell office:value-type="float" office:value="604.585" calcext:value-type="float">
            <text:p>604.58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a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266.611" calcext:value-type="float">
            <text:p>266.611</text:p>
          </table:table-cell>
          <table:table-cell office:value-type="float" office:value="604.585" calcext:value-type="float">
            <text:p>604.58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a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264.501" calcext:value-type="float">
            <text:p>264.501</text:p>
          </table:table-cell>
          <table:table-cell office:value-type="float" office:value="604.585" calcext:value-type="float">
            <text:p>604.58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a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264.499" calcext:value-type="float">
            <text:p>264.499</text:p>
          </table:table-cell>
          <table:table-cell office:value-type="float" office:value="604.585" calcext:value-type="float">
            <text:p>604.58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a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264.84" calcext:value-type="float">
            <text:p>264.84</text:p>
          </table:table-cell>
          <table:table-cell office:value-type="float" office:value="604.585" calcext:value-type="float">
            <text:p>604.58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a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262.445" calcext:value-type="float">
            <text:p>262.445</text:p>
          </table:table-cell>
          <table:table-cell office:value-type="float" office:value="604.585" calcext:value-type="float">
            <text:p>604.58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a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262.386" calcext:value-type="float">
            <text:p>262.386</text:p>
          </table:table-cell>
          <table:table-cell office:value-type="float" office:value="604.585" calcext:value-type="float">
            <text:p>604.58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a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262.958" calcext:value-type="float">
            <text:p>262.958</text:p>
          </table:table-cell>
          <table:table-cell office:value-type="float" office:value="604.585" calcext:value-type="float">
            <text:p>604.58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a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263.909" calcext:value-type="float">
            <text:p>263.909</text:p>
          </table:table-cell>
          <table:table-cell office:value-type="float" office:value="604.585" calcext:value-type="float">
            <text:p>604.585</text:p>
          </table:table-cell>
        </table:table-row>
        <table:table-row table:style-name="ro1">
          <table:table-cell table:number-columns-repeated="6"/>
          <table:table-cell table:formula="of:=AVERAGE([.G181:.G238])" office:value-type="float" office:value="1132.3314" calcext:value-type="float">
            <text:p>1132.3314</text:p>
          </table:table-cell>
          <table:table-cell table:formula="of:=AVERAGE([.H181:.H238])" office:value-type="float" office:value="1452.499" calcext:value-type="float">
            <text:p>1452.4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3T10:20:17.155116092</dc:date>
    <meta:editing-duration>PT2M46S</meta:editing-duration>
    <meta:editing-cycles>1</meta:editing-cycles>
    <meta:document-statistic meta:table-count="1" meta:cell-count="1608" meta:object-count="0"/>
    <meta:generator>LibreOffice/6.0.7.3$Linux_X86_64 LibreOffice_project/00m0$Build-3</meta:generator>
  </office:meta>
</office:document-meta>
</file>